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SQL Frågor</text:p>
      <text:p text:style-name="P2"/>
      <text:p text:style-name="P2"/>
      <text:list xml:id="list5976785293440852530" text:style-name="L1">
        <text:list-item>
          <text:p text:style-name="P3">Lista alla orders deras attribut, kund information, orderns total pris och vilket fraktbolag som ska skeppa ordern.</text:p>
        </text:list-item>
        <text:list-item>
          <text:p text:style-name="P3">Senast tillagda ordern i systemet</text:p>
        </text:list-item>
      </text:list>
      <text:p text:style-name="P2"/>
      <text:list xml:id="list3426244781358148490" text:style-name="L2">
        <text:list-item>
          <text:p text:style-name="P4">Kunna söka bland orders via kund ID</text:p>
        </text:list-item>
        <text:list-item>
          <text:p text:style-name="P4">Kunna söka bland orders via beställningsdatum</text:p>
        </text:list-item>
        <text:list-item>
          <text:p text:style-name="P4">Söka bland orders via fraktbolag</text:p>
        </text:list-item>
        <text:list-item>
          <text:p text:style-name="P4">Söka på hur många produkter som är på rea</text:p>
        </text:list-item>
        <text:list-item>
          <text:p text:style-name="P4">Kunna söka på vilka kategorier som är på rea</text:p>
        </text:list-item>
        <text:list-item>
          <text:p text:style-name="P4">Visa order med flest produkter i</text:p>
        </text:list-item>
        <text:list-item>
          <text:p text:style-name="P4">Söka på produkter via produkt namn</text:p>
        </text:list-item>
        <text:list-item>
          <text:p text:style-name="P4">Lisa alla kunder som är medlemmar</text:p>
        </text:list-item>
        <text:list-item>
          <text:p text:style-name="P4">Kontrollera om en order finns i lager</text:p>
        </text:list-item>
        <text:list-item>
          <text:p text:style-name="P4">Visa order med flest produkter i</text:p>
        </text:list-item>
        <text:list-item>
          <text:p text:style-name="P4">Visa dyraste order</text:p>
        </text:list-item>
        <text:list-item>
          <text:p text:style-name="P4">Visa senaste medlem</text:p>
        </text:list-item>
        <text:list-item>
          <text:p text:style-name="P4">Gruppera produkter efter kategori</text:p>
        </text:list-item>
        <text:list-item>
          <text:p text:style-name="P4">Gruppera produkter efter märken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ure Thurén</meta:initial-creator>
    <meta:creation-date>2016-04-21T17:07:32.50</meta:creation-date>
    <meta:document-statistic meta:table-count="0" meta:image-count="0" meta:object-count="0" meta:page-count="1" meta:paragraph-count="17" meta:word-count="121" meta:character-count="641"/>
    <dc:date>2016-04-21T17:14:51.28</dc:date>
    <dc:creator>Sture Thurén</dc:creator>
    <meta:editing-duration>PT7M20S</meta:editing-duration>
    <meta:editing-cycles>1</meta:editing-cycles>
    <meta:generator>OpenOffice/4.1.2$Win32 OpenOffice.org_project/412m3$Build-9782</meta:generator>
  </office:meta>
</office:document-meta>
</file>